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Validator.JavaScriptValidator( Context context , Function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ScriptValidator.validate( Widget widge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